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N5]+[.H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N6]+[.H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N7]+[.H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3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4"/>
          <table:table-cell table:formula="of:=[.B8]+[.N8]+[.H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4"/>
          <table:table-cell table:formula="of:=[.B9]+[.N9]+[.H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2"/>
          <table:table-cell/>
          <table:table-cell/>
          <table:table-cell table:formula="of:=[.B10]+[.N10]+[.H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4"/>
          <table:table-cell table:formula="of:=[.B11]+[.N11]+[.H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 table:number-rows-repeated="2">
          <table:table-cell table:number-columns-repeated="14"/>
          <table:table-cell table:style-name="ce5"/>
          <table:table-cell table:number-columns-repeated="12"/>
        </table:table-row>
        <table:table-row table:style-name="ro1">
          <table:table-cell table:number-columns-repeated="14"/>
          <table:table-cell table:style-name="ce5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ce5"/>
          <table:table-cell table:number-columns-repeated="4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6]+[.N16]+[.H16]" office:value-type="float" office:value="900">
            <text:p>900</text:p>
          </table:table-cell>
          <table:table-cell table:formula="of:=[.C16]+[.I16]+[.O16]" office:value-type="float" office:value="116.77407410835">
            <text:p>116,77</text:p>
          </table:table-cell>
          <table:table-cell table:formula="of:=AVERAGE([.D16];[.J16];[.P16])" office:value-type="float" office:value="5.33333333333333">
            <text:p>5,33</text:p>
          </table:table-cell>
          <table:table-cell table:formula="of:=AVERAGE([.E16];[.K16];[.Q16])" office:value-type="float" office:value="16.9166666666667">
            <text:p>16,92</text:p>
          </table:table-cell>
          <table:table-cell table:formula="of:=AVERAGE([.F16];[.L16];[.R16])" office:value-type="float" office:value="4.18896249159249">
            <text:p>4,19</text:p>
          </table:table-cell>
          <table:table-cell table:formula="of:=AVERAGE([.G16];[.M16];[.S16])" office:value-type="float" office:value="8.23865535130206">
            <text:p>8,2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office:value-type="float" office:value="4.95647593504061">
            <text:p>4,96</text:p>
          </table:table-cell>
          <table:table-cell office:value-type="float" office:value="7.23754810772056">
            <text:p>7,24</text:p>
          </table:table-cell>
          <table:table-cell table:formula="of:=[.B17]+[.N17]+[.H17]" office:value-type="float" office:value="2000">
            <text:p>2000</text:p>
          </table:table-cell>
          <table:table-cell table:formula="of:=[.C17]+[.I17]+[.O17]" office:value-type="float" office:value="256.91709931572">
            <text:p>256,92</text:p>
          </table:table-cell>
          <table:table-cell table:formula="of:=AVERAGE([.D17];[.J17];[.P17])" office:value-type="float" office:value="4.33333333333333">
            <text:p>4,33</text:p>
          </table:table-cell>
          <table:table-cell table:formula="of:=AVERAGE([.E17];[.K17];[.Q17])" office:value-type="float" office:value="15.7916666666667">
            <text:p>15,79</text:p>
          </table:table-cell>
          <table:table-cell table:formula="of:=AVERAGE([.F17];[.L17];[.R17])" office:value-type="float" office:value="5.24122653069128">
            <text:p>5,24</text:p>
          </table:table-cell>
          <table:table-cell table:formula="of:=AVERAGE([.G17];[.M17];[.S17])" office:value-type="float" office:value="8.46894474225094">
            <text:p>8,47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office:value-type="float" office:value="6.66455564235156">
            <text:p>6,66</text:p>
          </table:table-cell>
          <table:table-cell office:value-type="float" office:value="10.1621122785229">
            <text:p>10,16</text:p>
          </table:table-cell>
          <table:table-cell table:formula="of:=[.B18]+[.N18]+[.H18]" office:value-type="float" office:value="2600">
            <text:p>2600</text:p>
          </table:table-cell>
          <table:table-cell table:formula="of:=[.C18]+[.I18]+[.O18]" office:value-type="float" office:value="329.765651051675">
            <text:p>329,77</text:p>
          </table:table-cell>
          <table:table-cell table:formula="of:=AVERAGE([.D18];[.J18];[.P18])" office:value-type="float" office:value="4.66666666666667">
            <text:p>4,67</text:p>
          </table:table-cell>
          <table:table-cell table:formula="of:=AVERAGE([.E18];[.K18];[.Q18])" office:value-type="float" office:value="17.6666666666667">
            <text:p>17,67</text:p>
          </table:table-cell>
          <table:table-cell table:formula="of:=AVERAGE([.F18];[.L18];[.R18])" office:value-type="float" office:value="6.81302018397812">
            <text:p>6,81</text:p>
          </table:table-cell>
          <table:table-cell table:formula="of:=AVERAGE([.G18];[.M18];[.S18])" office:value-type="float" office:value="11.8762131800796">
            <text:p>11,88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office:value-type="float" office:value="7.27513545356845">
            <text:p>7,28</text:p>
          </table:table-cell>
          <table:table-cell office:value-type="float" office:value="12.7226268168953">
            <text:p>12,72</text:p>
          </table:table-cell>
          <table:table-cell table:formula="of:=[.B19]+[.N19]+[.H19]" office:value-type="float" office:value="2900">
            <text:p>2900</text:p>
          </table:table-cell>
          <table:table-cell table:formula="of:=[.C19]+[.I19]+[.O19]" office:value-type="float" office:value="372.430631618651">
            <text:p>372,43</text:p>
          </table:table-cell>
          <table:table-cell table:formula="of:=AVERAGE([.D19];[.J19];[.P19])" office:value-type="float" office:value="5">
            <text:p>5,00</text:p>
          </table:table-cell>
          <table:table-cell table:formula="of:=AVERAGE([.E19];[.K19];[.Q19])" office:value-type="float" office:value="19.5833333333333">
            <text:p>19,58</text:p>
          </table:table-cell>
          <table:table-cell table:formula="of:=AVERAGE([.F19];[.L19];[.R19])" office:value-type="float" office:value="8.16624636295495">
            <text:p>8,17</text:p>
          </table:table-cell>
          <table:table-cell table:formula="of:=AVERAGE([.G19];[.M19];[.S19])" office:value-type="float" office:value="14.7185033601018">
            <text:p>14,72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2.32453588618">
            <text:p>152,32</text:p>
          </table:table-cell>
          <table:table-cell office:value-type="float" office:value="5">
            <text:p>5,00</text:p>
          </table:table-cell>
          <table:table-cell office:value-type="float" office:value="21.25">
            <text:p>21,25</text:p>
          </table:table-cell>
          <table:table-cell office:value-type="float" office:value="8.88398301249123">
            <text:p>8,88</text:p>
          </table:table-cell>
          <table:table-cell office:value-type="float" office:value="15.5761683824437">
            <text:p>15,58</text:p>
          </table:table-cell>
          <table:table-cell table:style-name="Default" office:value-type="float" office:value="800">
            <text:p>800</text:p>
          </table:table-cell>
          <table:table-cell office:value-type="float" office:value="101.12714631834">
            <text:p>101,13</text:p>
          </table:table-cell>
          <table:table-cell office:value-type="float" office:value="7">
            <text:p>7,00</text:p>
          </table:table-cell>
          <table:table-cell office:value-type="float" office:value="23.5">
            <text:p>23,50</text:p>
          </table:table-cell>
          <table:table-cell office:value-type="float" office:value="11.0755551525646">
            <text:p>11,08</text:p>
          </table:table-cell>
          <table:table-cell office:value-type="float" office:value="18.0916439714952">
            <text:p>18,09</text:p>
          </table:table-cell>
          <table:table-cell table:style-name="Default" office:value-type="float" office:value="1200">
            <text:p>1200</text:p>
          </table:table-cell>
          <table:table-cell table:style-name="ce5" office:value-type="float" office:value="154.845092181219">
            <text:p>154,85</text:p>
          </table:table-cell>
          <table:table-cell office:value-type="float" office:value="6">
            <text:p>6,00</text:p>
          </table:table-cell>
          <table:table-cell office:value-type="float" office:value="22.25">
            <text:p>22,25</text:p>
          </table:table-cell>
          <table:table-cell office:value-type="float" office:value="9.35154671900646">
            <text:p>9,35</text:p>
          </table:table-cell>
          <table:table-cell office:value-type="float" office:value="15.899650281601">
            <text:p>15,90</text:p>
          </table:table-cell>
          <table:table-cell table:formula="of:=[.B20]+[.N20]+[.H20]" office:value-type="float" office:value="3200">
            <text:p>3200</text:p>
          </table:table-cell>
          <table:table-cell table:formula="of:=[.C20]+[.I20]+[.O20]" office:value-type="float" office:value="408.296774385739">
            <text:p>408,30</text:p>
          </table:table-cell>
          <table:table-cell table:formula="of:=AVERAGE([.D20];[.J20];[.P20])" office:value-type="float" office:value="6">
            <text:p>6,00</text:p>
          </table:table-cell>
          <table:table-cell table:formula="of:=AVERAGE([.E20];[.K20];[.Q20])" office:value-type="float" office:value="22.3333333333333">
            <text:p>22,33</text:p>
          </table:table-cell>
          <table:table-cell table:formula="of:=AVERAGE([.F20];[.L20];[.R20])" office:value-type="float" office:value="9.77036162802076">
            <text:p>9,77</text:p>
          </table:table-cell>
          <table:table-cell table:formula="of:=AVERAGE([.G20];[.M20];[.S20])" office:value-type="float" office:value="16.52248754518">
            <text:p>16,52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27.6958731026732">
            <text:p>27,70</text:p>
          </table:table-cell>
          <table:table-cell office:value-type="float" office:value="51.7924386958874">
            <text:p>51,79</text:p>
          </table:table-cell>
          <table:table-cell table:style-name="Default"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office:value-type="float" office:value="24.458304682584">
            <text:p>24,46</text:p>
          </table:table-cell>
          <table:table-cell office:value-type="float" office:value="47.2774746851739">
            <text:p>47,28</text:p>
          </table:table-cell>
          <table:table-cell table:formula="of:=[.B21]+[.N21]+[.H21]" office:value-type="float" office:value="3800">
            <text:p>3800</text:p>
          </table:table-cell>
          <table:table-cell table:formula="of:=[.C21]+[.I21]+[.O21]" office:value-type="float" office:value="473.638249477814">
            <text:p>473,64</text:p>
          </table:table-cell>
          <table:table-cell table:formula="of:=AVERAGE([.D21];[.J21];[.P21])" office:value-type="float" office:value="11.3333333333333">
            <text:p>11,33</text:p>
          </table:table-cell>
          <table:table-cell table:formula="of:=AVERAGE([.E21];[.K21];[.Q21])" office:value-type="float" office:value="40.7083333333333">
            <text:p>40,71</text:p>
          </table:table-cell>
          <table:table-cell table:formula="of:=AVERAGE([.F21];[.L21];[.R21])" office:value-type="float" office:value="25.414092264997">
            <text:p>25,41</text:p>
          </table:table-cell>
          <table:table-cell table:formula="of:=AVERAGE([.G21];[.M21];[.S21])" office:value-type="float" office:value="48.1656345886234">
            <text:p>48,17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4]+[.N24]+[.H24]" office:value-type="float" office:value="300">
            <text:p>3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5]+[.N25]+[.H25]" office:value-type="float" office:value="600">
            <text:p>6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N26]+[.H26]" office:value-type="float" office:value="900">
            <text:p>9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27]+[.N27]+[.H27]" office:value-type="float" office:value="1100">
            <text:p>11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28]+[.N28]+[.H28]" office:value-type="float" office:value="1300">
            <text:p>13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29]+[.N29]+[.H29]" office:value-type="float" office:value="1500">
            <text:p>15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30]+[.N30]+[.H30]" office:value-type="float" office:value="1700">
            <text:p>17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31]+[.N31]+[.H31]" office:value-type="float" office:value="2000">
            <text:p>20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4]+[.N34]+[.H34]" office:value-type="float" office:value="300">
            <text:p>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5]+[.N35]+[.H35]" office:value-type="float" office:value="600">
            <text:p>6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N36]+[.H36]" office:value-type="float" office:value="900">
            <text:p>9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table:formula="of:=[.B37]+[.N37]+[.H37]" office:value-type="float" office:value="1100">
            <text:p>11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table:formula="of:=[.B38]+[.N38]+[.H38]" office:value-type="float" office:value="1300">
            <text:p>13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table:formula="of:=[.B39]+[.N39]+[.H39]" office:value-type="float" office:value="1500">
            <text:p>15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table:formula="of:=[.B40]+[.N40]+[.H40]" office:value-type="float" office:value="1700">
            <text:p>17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table:formula="of:=[.B41]+[.N41]+[.H41]" office:value-type="float" office:value="2000">
            <text:p>20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5:resultados.T15 resultados.T16:resultados.T21 resultados.U15:resultados.U15 resultados.U16:resultados.U21 resultados.T15:resultados.T15 resultados.T16:resultados.T21 resultados.V15:resultados.V15 resultados.V16:resultados.V21 resultados.T15:resultados.T15 resultados.T16:resultados.T21 resultados.W15:resultados.W15 resultados.W16:resultados.W21 resultados.T15:resultados.T15 resultados.T16:resultados.T21 resultados.X15:resultados.X15 resultados.X16:resultados.X21 resultados.T15:resultados.T15 resultados.T16:resultados.T21 resultados.Y15:resultados.Y15 resultados.Y16:resultados.Y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6:04:39</dc:date>
    <dc:creator>diego </dc:creator>
    <meta:editing-duration>PT3H11M52S</meta:editing-duration>
    <meta:editing-cycles>108</meta:editing-cycles>
    <meta:document-statistic meta:table-count="3" meta:cell-count="8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5:resultados.Y21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1" chart:label-cell-address="resultados.U15:resultados.U15" chart:class="chart:scatter">
            <chart:domain table:cell-range-address="resultados.T16:resultados.T21"/>
            <chart:data-point chart:repeated="6"/>
          </chart:series>
          <chart:series chart:style-name="ch9" chart:values-cell-range-address="resultados.V16:resultados.V21" chart:label-cell-address="resultados.V15:resultados.V15" chart:class="chart:scatter">
            <chart:data-point chart:repeated="6"/>
          </chart:series>
          <chart:series chart:style-name="ch10" chart:values-cell-range-address="resultados.W16:resultados.W21" chart:label-cell-address="resultados.W15:resultados.W15" chart:class="chart:scatter">
            <chart:data-point chart:repeated="6"/>
          </chart:series>
          <chart:series chart:style-name="ch11" chart:values-cell-range-address="resultados.X16:resultados.X21" chart:label-cell-address="resultados.X15:resultados.X15" chart:class="chart:scatter">
            <chart:data-point chart:repeated="6"/>
          </chart:series>
          <chart:series chart:style-name="ch12" chart:values-cell-range-address="resultados.Y16:resultados.Y21" chart:label-cell-address="resultados.Y15:resultados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1</svg:desc>
                </draw:g>
              </table:table-cell>
              <table:table-cell office:value-type="float" office:value="116.77407410835">
                <text:p>116.77407410835</text:p>
                <draw:g>
                  <svg:desc>resultados.U16:resultados.U21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1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1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1</svg:desc>
                </draw:g>
              </table:table-cell>
              <table:table-cell office:value-type="float" office:value="8.23865535130206">
                <text:p>8.23865535130206</text:p>
                <draw:g>
                  <svg:desc>resultados.Y16:resultados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8.296774385739">
                <text:p>408.296774385739</text:p>
              </table:table-cell>
              <table:table-cell office:value-type="float" office:value="6">
                <text:p>6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9.77036162802076">
                <text:p>9.77036162802076</text:p>
              </table:table-cell>
              <table:table-cell office:value-type="float" office:value="16.52248754518">
                <text:p>16.52248754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25.414092264997">
                <text:p>25.414092264997</text:p>
              </table:table-cell>
              <table:table-cell office:value-type="float" office:value="48.1656345886234">
                <text:p>48.1656345886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